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4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eeeeee" fo:border="0.06pt solid #000000"/>
    </style:style>
    <style:style style:name="ce22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Times New Roman" style:font-size-asian="12pt" style:font-weight-asian="bold"/>
    </style:style>
    <style:style style:name="T2" style:family="text">
      <style:text-properties fo:color="#000000" fo:font-size="10pt" fo:font-weight="bold" fo:country="none" style:country-asian="none" style:font-weight-asian="bold" style:font-name-asian="Cambria" style:font-size-asian="10pt" style:font-size-complex="10pt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664cm" svg:y="1.485cm">
            <draw:object draw:notify-on-update-of-ranges="Sheet1.A2:Sheet1.A4 Sheet1.B1:Sheet1.B1 Sheet1.B2:Sheet1.B4 Sheet1.C1:Sheet1.C1 Sheet1.C2:Sheet1.C4 Sheet1.D1:Sheet1.D1 Sheet1.D2:Sheet1.D4 Sheet1.B5:Sheet1.B5 Sheet1.B6:Sheet1.B8 Sheet1.C5:Sheet1.C5 Sheet1.C6:Sheet1.C8 Sheet1.D5:Sheet1.D5 Sheet1.D6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hunk</text:p>
          </table:table-cell>
          <table:table-cell table:style-name="ce10" office:value-type="string" calcext:value-type="string">
            <text:p><text:span text:style-name="T1">Static</text:span><text:span text:style-name="T2"> </text:span></text:p>
          </table:table-cell>
          <table:table-cell table:style-name="ce18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11" office:value-type="float" office:value="0.008335156" calcext:value-type="float">
            <text:p>0,008335156</text:p>
          </table:table-cell>
          <table:table-cell table:style-name="ce11" office:value-type="float" office:value="0.00624836" calcext:value-type="float">
            <text:p>0,00624836</text:p>
          </table:table-cell>
          <table:table-cell table:style-name="ce11" office:value-type="float" office:value="0.005138234" calcext:value-type="float">
            <text:p>0,005138234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float" office:value="0.006025305" calcext:value-type="float">
            <text:p>0,006025305</text:p>
          </table:table-cell>
          <table:table-cell table:style-name="ce12" office:value-type="float" office:value="0.007326413" calcext:value-type="float">
            <text:p>0,007326413</text:p>
          </table:table-cell>
          <table:table-cell table:style-name="ce12" office:value-type="float" office:value="0.008070312" calcext:value-type="float">
            <text:p>0,008070312</text:p>
          </table:table-cell>
          <table:table-cell table:number-columns-repeated="1020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13" office:value-type="float" office:value="0.007615062" calcext:value-type="float">
            <text:p>0,007615062</text:p>
          </table:table-cell>
          <table:table-cell table:style-name="ce13" office:value-type="float" office:value="0.010830114" calcext:value-type="float">
            <text:p>0,010830114</text:p>
          </table:table-cell>
          <table:table-cell table:style-name="ce13" office:value-type="float" office:value="0.005513803" calcext:value-type="float">
            <text:p>0,005513803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tatic 2</text:p>
          </table:table-cell>
          <table:table-cell office:value-type="string" calcext:value-type="string">
            <text:p>Dynamic 2</text:p>
          </table:table-cell>
          <table:table-cell office:value-type="string" calcext:value-type="string">
            <text:p>Guided 2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or defecto</text:p>
          </table:table-cell>
          <table:table-cell table:style-name="ce14" office:value-type="float" office:value="0.008526704" calcext:value-type="float">
            <text:p>0,008526704</text:p>
          </table:table-cell>
          <table:table-cell table:style-name="ce14" office:value-type="float" office:value="0.007694796" calcext:value-type="float">
            <text:p>0,007694796</text:p>
          </table:table-cell>
          <table:table-cell table:style-name="ce14" office:value-type="float" office:value="0.006316215" calcext:value-type="float">
            <text:p>0,006316215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2" office:value-type="float" office:value="0.008028251" calcext:value-type="float">
            <text:p>0,008028251</text:p>
          </table:table-cell>
          <table:table-cell table:style-name="ce12" office:value-type="float" office:value="0.007628655" calcext:value-type="float">
            <text:p>0,007628655</text:p>
          </table:table-cell>
          <table:table-cell table:style-name="ce12" office:value-type="float" office:value="0.009241521" calcext:value-type="float">
            <text:p>0,009241521</text:p>
          </table:table-cell>
          <table:table-cell table:number-columns-repeated="1020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13" office:value-type="float" office:value="0.007090537" calcext:value-type="float">
            <text:p>0,007090537</text:p>
          </table:table-cell>
          <table:table-cell table:style-name="ce13" office:value-type="float" office:value="0.006273343" calcext:value-type="float">
            <text:p>0,006273343</text:p>
          </table:table-cell>
          <table:table-cell table:style-name="ce13" office:value-type="float" office:value="0.006461553" calcext:value-type="float">
            <text:p>0,006461553</text:p>
          </table:table-cell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3" table:number-rows-repeated="2">
          <table:table-cell table:style-name="ce6" table:number-columns-repeated="1024"/>
        </table:table-row>
        <table:table-row table:style-name="ro3">
          <table:table-cell office:value-type="string" calcext:value-type="string">
            <text:p>Ejercicio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empos en pc local</text:p>
          </table:table-cell>
          <table:table-cell table:number-columns-repeated="1023"/>
        </table:table-row>
        <table:table-row table:style-name="ro3">
          <table:table-cell table:style-name="ce7"/>
          <table:table-cell table:style-name="ce15" office:value-type="string" calcext:value-type="string" table:number-columns-spanned="3" table:number-rows-spanned="1">
            <text:p>Threads</text:p>
          </table:table-cell>
          <table:covered-table-cell table:number-columns-repeated="2" table:style-name="ce7"/>
          <table:table-cell table:style-name="ce19" table:number-columns-repeated="8"/>
          <table:table-cell table:style-name="ce20" table:number-columns-repeated="1012"/>
        </table:table-row>
        <table:table-row table:style-name="ro3">
          <table:table-cell table:style-name="ce8" office:value-type="string" calcext:value-type="string">
            <text:p>Ejecució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9" table:number-columns-repeated="8"/>
          <table:table-cell table:style-name="ce22" table:number-columns-repeated="1012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6" office:value-type="float" office:value="0.232358578" calcext:value-type="float">
            <text:p>0,232358578</text:p>
          </table:table-cell>
          <table:table-cell table:style-name="ce16" office:value-type="float" office:value="0.199891541" calcext:value-type="float">
            <text:p>0,199891541</text:p>
          </table:table-cell>
          <table:table-cell table:style-name="ce16" office:value-type="float" office:value="0.37267802" calcext:value-type="float">
            <text:p>0,37267802</text:p>
          </table:table-cell>
          <table:table-cell table:style-name="ce19" table:number-columns-repeated="8"/>
          <table:table-cell table:style-name="ce20" table:number-columns-repeated="1012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7" office:value-type="float" office:value="0.402376907" calcext:value-type="float">
            <text:p>0,402376907</text:p>
          </table:table-cell>
          <table:table-cell table:style-name="ce17" office:value-type="float" office:value="0.197903324" calcext:value-type="float">
            <text:p>0,197903324</text:p>
          </table:table-cell>
          <table:table-cell table:style-name="ce17" office:value-type="float" office:value="0.373067119" calcext:value-type="float">
            <text:p>0,373067119</text:p>
          </table:table-cell>
          <table:table-cell table:style-name="ce19" table:number-columns-repeated="8"/>
          <table:table-cell table:style-name="ce22" table:number-columns-repeated="1012"/>
        </table:table-row>
        <table:table-row table:style-name="ro3">
          <table:table-cell table:style-name="ce9" office:value-type="string" calcext:value-type="string">
            <text:p>media</text:p>
          </table:table-cell>
          <table:table-cell table:style-name="ce16" table:formula="of:=([.B31]+[.B32])/2" office:value-type="float" office:value="0.3173677425" calcext:value-type="float">
            <text:p>0,3173677425</text:p>
          </table:table-cell>
          <table:table-cell table:style-name="ce16" table:formula="of:=([.C31]+[.C32])/2" office:value-type="float" office:value="0.1988974325" calcext:value-type="float">
            <text:p>0,1988974325</text:p>
          </table:table-cell>
          <table:table-cell table:style-name="ce16" table:formula="of:=([.D31]+[.D32])/2" office:value-type="float" office:value="0.3728725695" calcext:value-type="float">
            <text:p>0,3728725695</text:p>
          </table:table-cell>
          <table:table-cell table:style-name="ce19" table:number-columns-repeated="8"/>
          <table:table-cell table:style-name="ce20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iempos en pc local</text:p>
          </table:table-cell>
          <table:table-cell table:number-columns-repeated="1023"/>
        </table:table-row>
        <table:table-row table:style-name="ro3">
          <table:table-cell table:style-name="ce7"/>
          <table:table-cell table:style-name="ce15" office:value-type="string" calcext:value-type="string" table:number-columns-spanned="3" table:number-rows-spanned="1">
            <text:p>Threads</text:p>
          </table:table-cell>
          <table:covered-table-cell table:number-columns-repeated="2" table:style-name="ce7"/>
          <table:table-cell table:style-name="ce20"/>
          <table:table-cell table:number-columns-repeated="1019"/>
        </table:table-row>
        <table:table-row table:style-name="ro3">
          <table:table-cell table:style-name="ce8" office:value-type="string" calcext:value-type="string">
            <text:p>Ejecució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6" office:value-type="float" office:value="0.232358578" calcext:value-type="float">
            <text:p>0,232358578</text:p>
          </table:table-cell>
          <table:table-cell table:style-name="ce16" office:value-type="float" office:value="0.199891541" calcext:value-type="float">
            <text:p>0,199891541</text:p>
          </table:table-cell>
          <table:table-cell table:style-name="ce16" office:value-type="float" office:value="0.37267802" calcext:value-type="float">
            <text:p>0,37267802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7" office:value-type="float" office:value="0.402376907" calcext:value-type="float">
            <text:p>0,402376907</text:p>
          </table:table-cell>
          <table:table-cell table:style-name="ce17" office:value-type="float" office:value="0.197903324" calcext:value-type="float">
            <text:p>0,197903324</text:p>
          </table:table-cell>
          <table:table-cell table:style-name="ce17" office:value-type="float" office:value="0.373067119" calcext:value-type="float">
            <text:p>0,373067119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9" office:value-type="string" calcext:value-type="string">
            <text:p>media</text:p>
          </table:table-cell>
          <table:table-cell table:style-name="ce16" table:formula="of:=([.B38]+[.B39])/2" office:value-type="float" office:value="0.3173677425" calcext:value-type="float">
            <text:p>0,3173677425</text:p>
          </table:table-cell>
          <table:table-cell table:style-name="ce16" table:formula="of:=([.C38]+[.C39])/2" office:value-type="float" office:value="0.1988974325" calcext:value-type="float">
            <text:p>0,1988974325</text:p>
          </table:table-cell>
          <table:table-cell table:style-name="ce16" table:formula="of:=([.D38]+[.D39])/2" office:value-type="float" office:value="0.3728725695" calcext:value-type="float">
            <text:p>0,3728725695</text:p>
          </table:table-cell>
          <table:table-cell table:style-name="ce2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3:03:55.372082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1:47:14.733256888</meta:creation-date>
    <dc:date>2016-05-15T13:12:39.538391939</dc:date>
    <meta:editing-duration>PT2M20S</meta:editing-duration>
    <meta:editing-cycles>2</meta:editing-cycles>
    <meta:generator>LibreOffice/4.2.8.2$Linux_X86_64 LibreOffice_project/420m0$Build-2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ff99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57cm" svg:y="0.316cm" chart:style-name="ch2">
          <text:p>Tiempo en atcgrid</text:p>
        </chart:title>
        <chart:legend chart:legend-position="end" svg:x="13.016cm" svg:y="2.956cm" style:legend-expansion="high" chart:style-name="ch3"/>
        <chart:plot-area chart:style-name="ch4" table:cell-range-address="Sheet1.A2:Sheet1.D4 Sheet1.B1:Sheet1.D1 Sheet1.B5:Sheet1.D8" chart:data-source-has-labels="both" svg:x="1.331cm" svg:y="1.301cm" svg:width="11.365cm" svg:height="6.538cm">
          <chartooo:coordinate-region svg:x="2.429cm" svg:y="1.5cm" svg:width="10.267cm" svg:height="5.692cm"/>
          <chart:axis chart:dimension="x" chart:name="primary-x" chart:style-name="ch5" chartooo:axis-type="auto">
            <chartooo:date-scale/>
            <chart:title svg:x="6.479cm" svg:y="8.019cm" chart:style-name="ch6">
              <text:p>Chunk</text:p>
            </chart:title>
            <chart:categories table:cell-range-address="Sheet1.A2:Sheet1.A4"/>
          </chart:axis>
          <chart:axis chart:dimension="y" chart:name="primary-y" chart:style-name="ch7">
            <chart:title svg:x="0.451cm" svg:y="5.156cm" chart:style-name="ch8">
              <text:p>Tiempo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bar">
            <chart:data-point chart:repeated="3"/>
          </chart:series>
          <chart:series chart:style-name="ch11" chart:values-cell-range-address="Sheet1.C2:Sheet1.C4" chart:label-cell-address="Sheet1.C1:Sheet1.C1" chart:class="chart:bar">
            <chart:data-point chart:repeated="3"/>
          </chart:series>
          <chart:series chart:style-name="ch12" chart:values-cell-range-address="Sheet1.D2:Sheet1.D4" chart:label-cell-address="Sheet1.D1:Sheet1.D1" chart:class="chart:bar">
            <chart:data-point chart:repeated="3"/>
          </chart:series>
          <chart:series chart:style-name="ch13" chart:values-cell-range-address="Sheet1.B6:Sheet1.B8" chart:label-cell-address="Sheet1.B5:Sheet1.B5" chart:class="chart:line">
            <chart:data-point chart:repeated="3"/>
          </chart:series>
          <chart:series chart:style-name="ch14" chart:values-cell-range-address="Sheet1.C6:Sheet1.C8" chart:label-cell-address="Sheet1.C5:Sheet1.C5" chart:class="chart:line">
            <chart:data-point chart:repeated="3"/>
          </chart:series>
          <chart:series chart:style-name="ch15" chart:values-cell-range-address="Sheet1.D6:Sheet1.D8" chart:label-cell-address="Sheet1.D5:Sheet1.D5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</text:p>
                <draw:g>
                  <svg:desc>Sheet1.B1:Sheet1.B1</svg:desc>
                </draw:g>
              </table:table-cell>
              <table:table-cell office:value-type="string">
                <text:p>Dynamic</text:p>
                <draw:g>
                  <svg:desc>Sheet1.C1:Sheet1.C1</svg:desc>
                </draw:g>
              </table:table-cell>
              <table:table-cell office:value-type="string">
                <text:p>Guided</text:p>
                <draw:g>
                  <svg:desc>Sheet1.D1:Sheet1.D1</svg:desc>
                </draw:g>
              </table:table-cell>
              <table:table-cell office:value-type="string">
                <text:p>Static 2</text:p>
                <draw:g>
                  <svg:desc>Sheet1.B5:Sheet1.B5</svg:desc>
                </draw:g>
              </table:table-cell>
              <table:table-cell office:value-type="string">
                <text:p>Dynamic 2</text:p>
                <draw:g>
                  <svg:desc>Sheet1.C5:Sheet1.C5</svg:desc>
                </draw:g>
              </table:table-cell>
              <table:table-cell office:value-type="string">
                <text:p>Guided 2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Sheet1.A2:Sheet1.A4</svg:desc>
                </draw:g>
              </table:table-cell>
              <table:table-cell office:value-type="float" office:value="0.008335156">
                <text:p>0.008335156</text:p>
                <draw:g>
                  <svg:desc>Sheet1.B2:Sheet1.B4</svg:desc>
                </draw:g>
              </table:table-cell>
              <table:table-cell office:value-type="float" office:value="0.00624836">
                <text:p>0.00624836</text:p>
                <draw:g>
                  <svg:desc>Sheet1.C2:Sheet1.C4</svg:desc>
                </draw:g>
              </table:table-cell>
              <table:table-cell office:value-type="float" office:value="0.005138234">
                <text:p>0.005138234</text:p>
                <draw:g>
                  <svg:desc>Sheet1.D2:Sheet1.D4</svg:desc>
                </draw:g>
              </table:table-cell>
              <table:table-cell office:value-type="float" office:value="0.008526704">
                <text:p>0.008526704</text:p>
                <draw:g>
                  <svg:desc>Sheet1.B6:Sheet1.B8</svg:desc>
                </draw:g>
              </table:table-cell>
              <table:table-cell office:value-type="float" office:value="0.007694796">
                <text:p>0.007694796</text:p>
                <draw:g>
                  <svg:desc>Sheet1.C6:Sheet1.C8</svg:desc>
                </draw:g>
              </table:table-cell>
              <table:table-cell office:value-type="float" office:value="0.006316215">
                <text:p>0.006316215</text:p>
                <draw:g>
                  <svg:desc>Sheet1.D6:Sheet1.D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6025305">
                <text:p>0.006025305</text:p>
              </table:table-cell>
              <table:table-cell office:value-type="float" office:value="0.007326413">
                <text:p>0.007326413</text:p>
              </table:table-cell>
              <table:table-cell office:value-type="float" office:value="0.008070312">
                <text:p>0.008070312</text:p>
              </table:table-cell>
              <table:table-cell office:value-type="float" office:value="0.008028251">
                <text:p>0.008028251</text:p>
              </table:table-cell>
              <table:table-cell office:value-type="float" office:value="0.007628655">
                <text:p>0.007628655</text:p>
              </table:table-cell>
              <table:table-cell office:value-type="float" office:value="0.009241521">
                <text:p>0.00924152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7615062">
                <text:p>0.007615062</text:p>
              </table:table-cell>
              <table:table-cell office:value-type="float" office:value="0.010830114">
                <text:p>0.010830114</text:p>
              </table:table-cell>
              <table:table-cell office:value-type="float" office:value="0.005513803">
                <text:p>0.005513803</text:p>
              </table:table-cell>
              <table:table-cell office:value-type="float" office:value="0.007090537">
                <text:p>0.007090537</text:p>
              </table:table-cell>
              <table:table-cell office:value-type="float" office:value="0.006273343">
                <text:p>0.006273343</text:p>
              </table:table-cell>
              <table:table-cell office:value-type="float" office:value="0.006461553">
                <text:p>0.006461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